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44c721" officeooo:paragraph-rsid="0044c721"/>
    </style:style>
    <style:style style:name="P7" style:family="paragraph" style:parent-style-name="Text_20_body">
      <style:paragraph-properties fo:margin-top="0in" fo:margin-bottom="0in" loext:contextual-spacing="false"/>
      <style:text-properties officeooo:paragraph-rsid="005bf252"/>
    </style:style>
    <style:style style:name="P8" style:family="paragraph" style:parent-style-name="Text_20_body">
      <style:paragraph-properties fo:margin-top="0in" fo:margin-bottom="0in" loext:contextual-spacing="false"/>
      <style:text-properties officeooo:paragraph-rsid="0044c721"/>
    </style:style>
    <style:style style:name="P9" style:family="paragraph" style:parent-style-name="Text_20_body">
      <style:paragraph-properties fo:margin-top="0in" fo:margin-bottom="0in" loext:contextual-spacing="false"/>
      <style:text-properties officeooo:rsid="005e86d9" officeooo:paragraph-rsid="005e86d9"/>
    </style:style>
    <style:style style:name="P10" style:family="paragraph" style:parent-style-name="Text_20_body" style:list-style-name="L1">
      <style:paragraph-properties fo:margin-top="0in" fo:margin-bottom="0in" loext:contextual-spacing="false"/>
      <style:text-properties officeooo:paragraph-rsid="004130bb"/>
    </style:style>
    <style:style style:name="P11" style:family="paragraph" style:parent-style-name="Text_20_body" style:list-style-name="L1">
      <style:paragraph-properties fo:margin-top="0in" fo:margin-bottom="0in" loext:contextual-spacing="false"/>
      <style:text-properties officeooo:paragraph-rsid="006085aa"/>
    </style:style>
    <style:style style:name="P12" style:family="paragraph" style:parent-style-name="Text_20_body" style:list-style-name="L1">
      <style:paragraph-properties fo:margin-top="0in" fo:margin-bottom="0in" loext:contextual-spacing="false"/>
      <style:text-properties officeooo:paragraph-rsid="00638e1a"/>
    </style:style>
    <style:style style:name="P13" style:family="paragraph" style:parent-style-name="Text_20_body">
      <style:paragraph-properties fo:margin-top="0in" fo:margin-bottom="0in" loext:contextual-spacing="false"/>
      <style:text-properties officeooo:paragraph-rsid="005e86d9"/>
    </style:style>
    <style:style style:name="P14" style:family="paragraph" style:parent-style-name="Text_20_body">
      <style:paragraph-properties fo:margin-top="0in" fo:margin-bottom="0in" loext:contextual-spacing="false"/>
      <style:text-properties officeooo:paragraph-rsid="00638e1a"/>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6085aa"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638e1a" style:font-size-asian="12pt" style:font-style-asian="normal" style:font-weight-asian="normal" style:font-size-complex="12pt" style:font-style-complex="normal" style:font-weight-complex="normal"/>
    </style:style>
    <style:style style:name="T9" style:family="text">
      <style:text-properties officeooo:rsid="004130bb"/>
    </style:style>
    <style:style style:name="T10" style:family="text">
      <style:text-properties officeooo:rsid="0050f657"/>
    </style:style>
    <style:style style:name="T11" style:family="text">
      <style:text-properties officeooo:rsid="0057e000"/>
    </style:style>
    <style:style style:name="T12" style:family="text">
      <style:text-properties officeooo:rsid="005bf252"/>
    </style:style>
    <style:style style:name="T13" style:family="text">
      <style:text-properties officeooo:rsid="005d7347"/>
    </style:style>
    <style:style style:name="T14" style:family="text">
      <style:text-properties officeooo:rsid="006085aa"/>
    </style:style>
    <style:style style:name="T15" style:family="text">
      <style:text-properties officeooo:rsid="00638e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8">Six</text:span></text:span></text:p>
      <text:p text:style-name="P2"><text:span text:style-name="T12">9/</text:span><text:span text:style-name="T15">28</text:span><text:span text:style-name="T10">/</text:span><text:span text:style-name="T11">20</text:span><text:span text:style-name="T9">22</text:span></text:p>
      <text:p text:style-name="P1"/>
      <text:p text:style-name="P1">Learning Object<text:span text:style-name="T1">i</text:span>ves</text:p>
      <text:list xml:id="list403361562" text:style-name="L1">
        <text:list-header>
          <text:p text:style-name="P10"/>
        </text:list-header>
        <text:list-item>
          <text:p text:style-name="P12">Build and test models, using standardized approaches for identifying variables of interest and testing model fitness</text:p>
        </text:list-item>
        <text:list-item>
          <text:p text:style-name="P12">Define the types of analyses to be conducted and the model-building strategy for each</text:p>
        </text:list-item>
      </text:list>
      <text:p text:style-name="P7"/>
      <text:p text:style-name="P6">Module Overview</text:p>
      <text:p text:style-name="P8"/>
      <text:p text:style-name="P13">Programming is, by nature, a relatively invisible and often solitary practice. But done thoughtfully and skillfully, it has the ability to positively impact others’ lives, both personally and professionally. If your coursework in the Data Analytics program has been your first exposure to programming, you may have found this field to be rather challenging. You are not alone; just as with learning a foreign spoken language, the first is most often the hardest.</text:p>
      <text:p text:style-name="P13"/>
      <text:p text:style-name="P14">Similarly, finding the most effective and efficient way to get from A to B will only come from experience; once you have discovered a pathway that works, you will often find that a very similar approach works in other languages as well. Following a few simple guidelines now for best practices in coding will go a long way, not only by making your code usable by others in the future, but also in helping you learn iteratively from your mistakes and successes.</text:p>
      <text:p text:style-name="P14"/>
      <text:p text:style-name="P14">You will find a number of tips relevant to the R language in the link provided in this module. Pay special attention to terminology used in documentation for R and other languages you may explore—loops, arrays, data types and structures, variable scope, logic operators, functions, coercion, recursion, classes and modules and many others. You will find that much of it is common to the broad scope of programming, and knowing the basics will prove extremely useful in researching the best ways to approach proble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9-28T16:58:40.175921682</dc:date>
    <meta:editing-duration>P3DT6H44M52S</meta:editing-duration>
    <meta:editing-cycles>48</meta:editing-cycles>
    <meta:generator>LibreOffice/6.4.7.2$Linux_X86_64 LibreOffice_project/40$Build-2</meta:generator>
    <meta:document-statistic meta:table-count="0" meta:image-count="0" meta:object-count="0" meta:page-count="1" meta:paragraph-count="10" meta:word-count="285" meta:character-count="1731" meta:non-whitespace-character-count="1459"/>
  </office:meta>
</office:document-meta>
</file>